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table:number-columns-repeated="1018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FAILURE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il</text:p>
          </table:table-cell>
          <table:table-cell table:style-name="ce24" office:value-type="string" calcext:value-type="string">
            <text:p>1</text:p>
          </table:table-cell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25" office:value-type="string" calcext:value-type="string">
            <text:p>Integration-Test</text:p>
          </table:table-cell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FAILURE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3">
          <table:table-cell table:style-name="ce17"/>
          <table:table-cell office:value-type="string" calcext:value-type="string">
            <text:p>Fail</text:p>
          </table:table-cell>
          <table:table-cell table:style-name="ce24" office:value-type="string" calcext:value-type="string">
            <text:p>CalcTitle Name</text:p>
          </table:table-cell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 style:data-style-name="N2" text:time-value="19:19:03.755426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8T09:48:48.876382255</dc:date>
    <meta:editing-duration>PT19H2M52S</meta:editing-duration>
    <meta:editing-cycles>95</meta:editing-cycles>
    <meta:generator>LibreOffice/7.0.4.2$Linux_X86_64 LibreOffice_project/00$Build-2</meta:generator>
    <dc:creator>Mikis Hofer</dc:creator>
    <meta:document-statistic meta:table-count="1" meta:cell-count="84" meta:object-count="8"/>
  </office:meta>
</office:document-meta>
</file>